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IdentityH" svg:font-family="ArialMTIdentityH"/>
    <style:font-face style:name="TimesNewRomanPSMTIdentityH" svg:font-family="TimesNewRomanPSMTIdentity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8cm" fo:min-width="0.77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3" style:family="paragraph">
      <style:paragraph-properties fo:text-align="start" style:writing-mode="lr-tb"/>
      <style:text-properties fo:font-style="normal" style:font-style-asian="normal" style:font-style-complex="normal"/>
    </style:style>
    <style:style style:name="P4" style:family="paragraph">
      <loext:graphic-properties draw:fill="none"/>
      <style:text-properties fo:font-size="10.1000003814697pt" fo:font-style="normal" style:font-size-asian="10.1000003814697pt" style:font-style-asian="normal" style:font-size-complex="10.1000003814697pt" style:font-style-complex="normal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7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T1" style:family="text">
      <style:text-properties fo:color="#000000" style:font-name="ArialMTIdentityH" fo:font-size="10.1000003814697pt" style:font-size-asian="10.1000003814697pt" style:font-name-complex="ArialMTIdentityH" style:font-size-complex="10.1000003814697pt"/>
    </style:style>
    <style:style style:name="T2" style:family="text">
      <style:text-properties fo:color="#000000" style:font-name="ArialMTIdentityH" fo:font-size="10.1000003814697pt" fo:font-weight="bold" style:font-size-asian="10.1000003814697pt" style:font-name-complex="ArialMTIdentityH" style:font-size-complex="10.1000003814697pt" style:font-weight-complex="bold"/>
    </style:style>
    <style:style style:name="T3" style:family="text">
      <style:text-properties fo:color="#000000" style:font-name="ArialMTIdentityH" fo:font-size="10.1000003814697pt" fo:font-style="normal" style:font-size-asian="10.1000003814697pt" style:font-style-asian="normal" style:font-name-complex="ArialMTIdentityH" style:font-size-complex="10.1000003814697pt" style:font-style-complex="normal"/>
    </style:style>
    <style:style style:name="T4" style:family="text">
      <style:text-properties fo:color="#000000" style:font-name="ArialMTIdentityH" fo:font-size="7.90000009536743pt" style:font-size-asian="7.90000009536743pt" style:font-name-complex="ArialMTIdentityH" style:font-size-complex="7.90000009536743pt"/>
    </style:style>
    <style:style style:name="T5" style:family="text">
      <style:text-properties fo:color="#000000" style:font-name="ArialMTIdentityH" fo:font-size="7.90000009536743pt" fo:font-style="italic" style:font-size-asian="7.90000009536743pt" style:font-name-complex="ArialMTIdentityH" style:font-size-complex="7.90000009536743pt" style:font-style-complex="italic"/>
    </style:style>
    <style:style style:name="T6" style:family="text">
      <style:text-properties fo:color="#000000" style:font-name="ArialMTIdentityH" fo:font-size="10.1000003814697pt" fo:font-style="italic" style:font-size-asian="10.1000003814697pt" style:font-name-complex="ArialMTIdentityH" style:font-size-complex="10.1000003814697pt" style:font-style-complex="italic"/>
    </style:style>
    <style:style style:name="T7" style:family="text">
      <style:text-properties fo:color="#000000" style:font-name="TimesNewRomanPSMTIdentityH" fo:font-size="22.1000003814697pt" fo:font-weight="bold" style:font-size-asian="22.1000003814697pt" style:font-name-complex="TimesNewRomanPSMTIdentityH" style:font-size-complex="22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067cm" svg:height="0.416cm" svg:x="2.498cm" svg:y="1.49cm">
          <draw:text-box>
            <text:p text:style-name="P1"><text:span text:style-name="T1">Wydział Elektroniki i Technik Informacyjnych </text:span></text:p>
          </draw:text-box>
        </draw:frame>
        <draw:frame draw:style-name="gr1" draw:text-style-name="P2" draw:layer="layout" svg:width="0.355cm" svg:height="0.416cm" svg:x="10.499cm" svg:y="1.8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864cm" svg:height="0.416cm" svg:x="5.249cm" svg:y="2.295cm">
          <draw:text-box>
            <text:p text:style-name="P1"><text:span text:style-name="T2">DECYZJA O DOPUSZCZENIU DO EGZAMINU DYPLOMOWEGO </text:span></text:p>
          </draw:text-box>
        </draw:frame>
        <draw:frame draw:style-name="gr1" draw:text-style-name="P2" draw:layer="layout" svg:width="0.355cm" svg:height="0.416cm" svg:x="10.499cm" svg:y="2.7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5cm" svg:height="0.416cm" svg:x="10.499cm" svg:y="3.10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646cm" svg:height="0.416cm" svg:x="2.498cm" svg:y="3.522cm">
          <draw:text-box>
            <text:p text:style-name="P1"><text:span text:style-name="T1">Imię i nazwisko studenta: </text:span></text:p>
          </draw:text-box>
        </draw:frame>
        <draw:frame draw:style-name="gr1" draw:text-style-name="P2" draw:layer="layout" svg:width="2.804cm" svg:height="0.416cm" svg:x="7.493cm" svg:y="3.522cm">
          <draw:text-box>
            <text:p text:style-name="P1"><text:span text:style-name="T1">Paweł Paczuski </text:span></text:p>
          </draw:text-box>
        </draw:frame>
        <draw:frame draw:style-name="gr1" draw:text-style-name="P2" draw:layer="layout" svg:width="0.355cm" svg:height="0.416cm" svg:x="2.498cm" svg:y="3.9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48cm" svg:height="0.416cm" svg:x="2.498cm" svg:y="4.335cm">
          <draw:text-box>
            <text:p text:style-name="P1"><text:span text:style-name="T1">N</text:span><text:span text:style-name="T1">r</text:span><text:span text:style-name="T1"> </text:span><text:span text:style-name="T1">i</text:span><text:span text:style-name="T1">n</text:span><text:span text:style-name="T1">d</text:span><text:span text:style-name="T1">e</text:span><text:span text:style-name="T1">k</text:span><text:span text:style-name="T1">s</text:span><text:span text:style-name="T1">u</text:span><text:span text:style-name="T1">: </text:span></text:p>
          </draw:text-box>
        </draw:frame>
        <draw:frame draw:style-name="gr1" draw:text-style-name="P2" draw:layer="layout" svg:width="0.355cm" svg:height="0.416cm" svg:x="4.995cm" svg:y="4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6.24cm" svg:y="4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63cm" svg:height="0.416cm" svg:x="7.493cm" svg:y="4.335cm">
          <draw:text-box>
            <text:p text:style-name="P1"><text:span text:style-name="T1">271082 </text:span></text:p>
          </draw:text-box>
        </draw:frame>
        <draw:frame draw:style-name="gr1" draw:text-style-name="P2" draw:layer="layout" svg:width="0.355cm" svg:height="0.416cm" svg:x="2.498cm" svg:y="4.742cm">
          <draw:text-box>
            <text:p text:style-name="P1"><text:span text:style-name="T1"><text:s/></text:span></text:p>
          </draw:text-box>
        </draw:frame>
        <draw:frame draw:style-name="gr1" draw:text-style-name="P4" draw:layer="layout" svg:width="8.384cm" svg:height="0.416cm" svg:x="2.498cm" svg:y="5.139cm">
          <draw:text-box>
            <text:p text:style-name="P3"><text:span text:style-name="T3">Kierunek: <text:s text:c="28"/>Computer Science </text:span></text:p>
          </draw:text-box>
        </draw:frame>
        <draw:frame draw:style-name="gr1" draw:text-style-name="P2" draw:layer="layout" svg:width="0.355cm" svg:height="0.416cm" svg:x="2.498cm" svg:y="5.5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3cm" svg:height="0.416cm" svg:x="2.498cm" svg:y="5.952cm">
          <draw:text-box>
            <text:p text:style-name="P1"><text:span text:style-name="T1">Specjalno</text:span><text:span text:style-name="T1">ść: </text:span></text:p>
          </draw:text-box>
        </draw:frame>
        <draw:frame draw:style-name="gr1" draw:text-style-name="P2" draw:layer="layout" svg:width="0.355cm" svg:height="0.416cm" svg:x="4.995cm" svg:y="5.9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6.24cm" svg:y="5.9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971cm" svg:height="0.416cm" svg:x="7.493cm" svg:y="5.952cm">
          <draw:text-box>
            <text:p text:style-name="P1"><text:span text:style-name="T1">Computer Systems and Networks</text:span></text:p>
          </draw:text-box>
        </draw:frame>
        <draw:frame draw:style-name="gr1" draw:text-style-name="P2" draw:layer="layout" svg:width="0.355cm" svg:height="0.416cm" svg:x="2.498cm" svg:y="6.3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986cm" svg:height="0.416cm" svg:x="2.498cm" svg:y="6.765cm">
          <draw:text-box>
            <text:p text:style-name="P1"><text:span text:style-name="T1">Instytut </text:span><text:span text:style-name="T1">dyplomuj</text:span><text:span text:style-name="T1">ący: </text:span></text:p>
          </draw:text-box>
        </draw:frame>
        <draw:frame draw:style-name="gr1" draw:text-style-name="P2" draw:layer="layout" svg:width="0.355cm" svg:height="0.416cm" svg:x="6.24cm" svg:y="6.7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528cm" svg:height="0.416cm" svg:x="7.493cm" svg:y="6.765cm">
          <draw:text-box>
            <text:p text:style-name="P1"><text:span text:style-name="T1">Instytut Informatyki</text:span></text:p>
          </draw:text-box>
        </draw:frame>
        <draw:frame draw:style-name="gr1" draw:text-style-name="P2" draw:layer="layout" svg:width="0.355cm" svg:height="0.416cm" svg:x="2.498cm" svg:y="7.1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34cm" svg:height="0.416cm" svg:x="2.498cm" svg:y="7.578cm">
          <draw:text-box>
            <text:p text:style-name="P1"><text:span text:style-name="T1">Kierownik pracy dyplomowej: </text:span></text:p>
          </draw:text-box>
        </draw:frame>
        <draw:frame draw:style-name="gr1" draw:text-style-name="P2" draw:layer="layout" svg:width="5.852cm" svg:height="0.416cm" svg:x="7.493cm" svg:y="7.578cm">
          <draw:text-box>
            <text:p text:style-name="P1"><text:span text:style-name="T1"><text:s text:c="4"/></text:span><text:span text:style-name="T1">prof. dr hab. inż. </text:span><text:span text:style-name="T1">Jan Mulawka </text:span></text:p>
          </draw:text-box>
        </draw:frame>
        <draw:polygon draw:style-name="gr2" draw:text-style-name="P5" draw:layer="layout" svg:width="16.104cm" svg:height="0.026cm" svg:x="2.446cm" svg:y="8.432cm" svg:viewBox="0 0 16105 27" draw:points="0,0 16105,0 16105,27 0,27">
          <text:p/>
        </draw:polygon>
        <draw:frame draw:style-name="gr1" draw:text-style-name="P2" draw:layer="layout" svg:width="0.355cm" svg:height="0.416cm" svg:x="2.498cm" svg:y="7.9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8.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038cm" svg:height="0.416cm" svg:x="2.498cm" svg:y="8.856cm">
          <draw:text-box>
            <text:p text:style-name="P1"><text:span text:style-name="T1">P</text:span><text:span text:style-name="T1">r</text:span><text:span text:style-name="T1">a</text:span><text:span text:style-name="T1">c</text:span><text:span text:style-name="T1">ę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o</text:span><text:span text:style-name="T1">w</text:span><text:span text:style-name="T1">ą</text:span><text:span text:style-name="T1"> </text:span><text:span text:style-name="T1">o</text:span><text:span text:style-name="T1">c</text:span><text:span text:style-name="T1">e</text:span><text:span text:style-name="T1">n</text:span><text:span text:style-name="T1">i</text:span><text:span text:style-name="T1">a</text:span><text:span text:style-name="T1">m</text:span><text:span text:style-name="T1"> </text:span><text:span text:style-name="T1">p</text:span><text:span text:style-name="T1">o</text:span><text:span text:style-name="T1">z</text:span><text:span text:style-name="T1">y</text:span><text:span text:style-name="T1">t</text:span><text:span text:style-name="T1">y</text:span><text:span text:style-name="T1">w</text:span><text:span text:style-name="T1">n</text:span><text:span text:style-name="T1">i</text:span><text:span text:style-name="T1">e</text:span><text:span text:style-name="T1"> </text:span></text:p>
          </draw:text-box>
        </draw:frame>
        <draw:frame draw:style-name="gr1" draw:text-style-name="P2" draw:layer="layout" svg:width="0.355cm" svg:height="0.416cm" svg:x="2.498cm" svg:y="9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3.742cm" svg:y="9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4.995cm" svg:y="9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6.24cm" svg:y="9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7.493cm" svg:y="9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8.738cm" svg:y="9.2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17cm" svg:height="0.416cm" svg:x="9.991cm" svg:y="9.263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1" draw:text-style-name="P2" draw:layer="layout" svg:width="5.603cm" svg:height="0.416cm" svg:x="13.733cm" svg:y="9.263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 </text:span></text:p>
          </draw:text-box>
        </draw:frame>
        <draw:frame draw:style-name="gr3" draw:text-style-name="P6" draw:layer="layout" svg:width="0.278cm" svg:height="0.327cm" svg:x="2.498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3.742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4.995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6.24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7.493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8.738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9.991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692cm" svg:height="0.327cm" svg:x="11.235cm" svg:y="9.672cm">
          <draw:text-box>
            <text:p text:style-name="P1"><text:span text:style-name="T5">d</text:span><text:span text:style-name="T5">n</text:span><text:span text:style-name="T5">i</text:span><text:span text:style-name="T5">a</text:span><text:span text:style-name="T4"> </text:span></text:p>
          </draw:text-box>
        </draw:frame>
        <draw:frame draw:style-name="gr3" draw:text-style-name="P6" draw:layer="layout" svg:width="0.278cm" svg:height="0.327cm" svg:x="12.488cm" svg:y="9.672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4.189cm" svg:height="0.327cm" svg:x="13.733cm" svg:y="9.672cm">
          <draw:text-box>
            <text:p text:style-name="P1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5">p</text:span><text:span text:style-name="T5">o</text:span><text:span text:style-name="T5">d</text:span><text:span text:style-name="T5">p</text:span><text:span text:style-name="T5">i</text:span><text:span text:style-name="T5">s</text:span><text:span text:style-name="T5"> </text:span><text:span text:style-name="T5">k</text:span><text:span text:style-name="T5">i</text:span><text:span text:style-name="T5">e</text:span><text:span text:style-name="T5">r</text:span><text:span text:style-name="T5">o</text:span><text:span text:style-name="T5">w</text:span><text:span text:style-name="T5">n</text:span><text:span text:style-name="T5">i</text:span><text:span text:style-name="T5">k</text:span><text:span text:style-name="T5">a</text:span><text:span text:style-name="T5"> </text:span><text:span text:style-name="T5">p</text:span><text:span text:style-name="T5">r</text:span><text:span text:style-name="T5">a</text:span><text:span text:style-name="T5">c</text:span><text:span text:style-name="T5">y</text:span></text:p>
          </draw:text-box>
        </draw:frame>
        <draw:frame draw:style-name="gr1" draw:text-style-name="P2" draw:layer="layout" svg:width="0.355cm" svg:height="0.416cm" svg:x="17.45cm" svg:y="9.601cm">
          <draw:text-box>
            <text:p text:style-name="P1"><text:span text:style-name="T6"><text:s/></text:span></text:p>
          </draw:text-box>
        </draw:frame>
        <draw:polygon draw:style-name="gr2" draw:text-style-name="P5" draw:layer="layout" svg:width="16.104cm" svg:height="0.025cm" svg:x="2.446cm" svg:y="10.439cm" svg:viewBox="0 0 16105 26" draw:points="0,0 16105,0 16105,26 0,26">
          <text:p/>
        </draw:polygon>
        <draw:frame draw:style-name="gr1" draw:text-style-name="P2" draw:layer="layout" svg:width="0.355cm" svg:height="0.416cm" svg:x="2.498cm" svg:y="9.9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10.4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102cm" svg:height="0.416cm" svg:x="2.498cm" svg:y="10.863cm">
          <draw:text-box>
            <text:p text:style-name="P1"><text:span text:style-name="T1">P</text:span><text:span text:style-name="T1">r</text:span><text:span text:style-name="T1">a</text:span><text:span text:style-name="T1">c</text:span><text:span text:style-name="T1">a</text:span><text:span text:style-name="T1"> </text:span><text:span text:style-name="T1">d</text:span><text:span text:style-name="T1">y</text:span><text:span text:style-name="T1">p</text:span><text:span text:style-name="T1">l</text:span><text:span text:style-name="T1">o</text:span><text:span text:style-name="T1">m</text:span><text:span text:style-name="T1">o</text:span><text:span text:style-name="T1">w</text:span><text:span text:style-name="T1">a</text:span><text:span text:style-name="T1"> </text:span><text:span text:style-name="T1">z</text:span><text:span text:style-name="T1">o</text:span><text:span text:style-name="T1">s</text:span><text:span text:style-name="T1">t</text:span><text:span text:style-name="T1">a</text:span><text:span text:style-name="T1">ł</text:span><text:span text:style-name="T1">a</text:span><text:span text:style-name="T1"> </text:span><text:span text:style-name="T1">z</text:span><text:span text:style-name="T1">ł</text:span><text:span text:style-name="T1">o</text:span><text:span text:style-name="T1">ż</text:span><text:span text:style-name="T1">o</text:span><text:span text:style-name="T1">n</text:span><text:span text:style-name="T1">a</text:span><text:span text:style-name="T1"> </text:span></text:p>
          </draw:text-box>
        </draw:frame>
        <draw:frame draw:style-name="gr1" draw:text-style-name="P2" draw:layer="layout" svg:width="0.355cm" svg:height="0.416cm" svg:x="2.498cm" svg:y="11.2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11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3.742cm" svg:y="11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4.995cm" svg:y="11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6.24cm" svg:y="11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7.493cm" svg:y="11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8.738cm" svg:y="11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17cm" svg:height="0.416cm" svg:x="9.991cm" svg:y="11.676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 </text:span></text:p>
          </draw:text-box>
        </draw:frame>
        <draw:frame draw:style-name="gr1" draw:text-style-name="P2" draw:layer="layout" svg:width="5.603cm" svg:height="0.416cm" svg:x="13.733cm" svg:y="11.676cm">
          <draw:text-box>
            <text:p text:style-name="P1"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</text:span><text:span text:style-name="T1">. </text:span></text:p>
          </draw:text-box>
        </draw:frame>
        <draw:frame draw:style-name="gr3" draw:text-style-name="P6" draw:layer="layout" svg:width="0.278cm" svg:height="0.327cm" svg:x="2.498cm" svg:y="12.08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3.742cm" svg:y="12.08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4.995cm" svg:y="12.08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6.24cm" svg:y="12.08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7.493cm" svg:y="12.08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8.738cm" svg:y="12.08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9.991cm" svg:y="12.08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692cm" svg:height="0.327cm" svg:x="11.235cm" svg:y="12.085cm">
          <draw:text-box>
            <text:p text:style-name="P1"><text:span text:style-name="T5">dnia </text:span></text:p>
          </draw:text-box>
        </draw:frame>
        <draw:frame draw:style-name="gr3" draw:text-style-name="P6" draw:layer="layout" svg:width="0.278cm" svg:height="0.327cm" svg:x="12.488cm" svg:y="12.085cm">
          <draw:text-box>
            <text:p text:style-name="P1"><text:span text:style-name="T5"><text:s/></text:span></text:p>
          </draw:text-box>
        </draw:frame>
        <draw:frame draw:style-name="gr3" draw:text-style-name="P6" draw:layer="layout" svg:width="4.417cm" svg:height="0.327cm" svg:x="13.733cm" svg:y="12.085cm">
          <draw:text-box>
            <text:p text:style-name="P1"><text:span text:style-name="T5"><text:s text:c="7"/></text:span><text:span text:style-name="T5">podpis dyrektora instytutu </text:span></text:p>
          </draw:text-box>
        </draw:frame>
        <draw:polygon draw:style-name="gr2" draw:text-style-name="P5" draw:layer="layout" svg:width="16.104cm" svg:height="0.026cm" svg:x="2.446cm" svg:y="12.86cm" svg:viewBox="0 0 16105 27" draw:points="0,0 16105,0 16105,27 0,27">
          <text:p/>
        </draw:polygon>
        <draw:frame draw:style-name="gr1" draw:text-style-name="P2" draw:layer="layout" svg:width="0.355cm" svg:height="0.416cm" svg:x="2.498cm" svg:y="12.4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12.8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16cm" svg:height="0.416cm" svg:x="2.498cm" svg:y="13.276cm">
          <draw:text-box>
            <text:p text:style-name="P1"><text:span text:style-name="T1">Wymagania programowe zostały spełnione, <text:s/></text:span></text:p>
          </draw:text-box>
        </draw:frame>
        <draw:frame draw:style-name="gr1" draw:text-style-name="P2" draw:layer="layout" svg:width="0.355cm" svg:height="0.416cm" svg:x="9.991cm" svg:y="13.2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13.6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67cm" svg:height="0.416cm" svg:x="2.498cm" svg:y="14.089cm">
          <draw:text-box>
            <text:p text:style-name="P1"><text:span text:style-name="T1">średnia skumulowana = ............................... </text:span></text:p>
          </draw:text-box>
        </draw:frame>
        <draw:frame draw:style-name="gr1" draw:text-style-name="P2" draw:layer="layout" svg:width="0.355cm" svg:height="0.416cm" svg:x="2.498cm" svg:y="14.4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17cm" svg:height="0.416cm" svg:x="9.991cm" svg:y="14.902cm">
          <draw:text-box>
            <text:p text:style-name="P1"><text:span text:style-name="T1">................................... </text:span></text:p>
          </draw:text-box>
        </draw:frame>
        <draw:frame draw:style-name="gr1" draw:text-style-name="P2" draw:layer="layout" svg:width="5.603cm" svg:height="0.416cm" svg:x="13.733cm" svg:y="14.902cm">
          <draw:text-box>
            <text:p text:style-name="P1"><text:span text:style-name="T1">................................................ </text:span></text:p>
          </draw:text-box>
        </draw:frame>
        <draw:frame draw:style-name="gr3" draw:text-style-name="P6" draw:layer="layout" svg:width="0.278cm" svg:height="0.327cm" svg:x="2.498cm" svg:y="15.311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3.742cm" svg:y="15.311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4.995cm" svg:y="15.311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6.24cm" svg:y="15.311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7.493cm" svg:y="15.311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8.738cm" svg:y="15.311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9.991cm" svg:y="15.311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692cm" svg:height="0.327cm" svg:x="11.235cm" svg:y="15.311cm">
          <draw:text-box>
            <text:p text:style-name="P1"><text:span text:style-name="T5">dnia </text:span></text:p>
          </draw:text-box>
        </draw:frame>
        <draw:frame draw:style-name="gr3" draw:text-style-name="P6" draw:layer="layout" svg:width="0.278cm" svg:height="0.327cm" svg:x="12.488cm" svg:y="15.311cm">
          <draw:text-box>
            <text:p text:style-name="P1"><text:span text:style-name="T5"><text:s/></text:span></text:p>
          </draw:text-box>
        </draw:frame>
        <draw:frame draw:style-name="gr3" draw:text-style-name="P6" draw:layer="layout" svg:width="4.95cm" svg:height="0.327cm" svg:x="13.733cm" svg:y="15.311cm">
          <draw:text-box>
            <text:p text:style-name="P1"><text:span text:style-name="T5"><text:s text:c="7"/></text:span><text:span text:style-name="T5">podpis pracownika dziekanatu </text:span></text:p>
          </draw:text-box>
        </draw:frame>
        <draw:polygon draw:style-name="gr2" draw:text-style-name="P5" draw:layer="layout" svg:width="16.104cm" svg:height="0.026cm" svg:x="2.446cm" svg:y="16.086cm" svg:viewBox="0 0 16105 27" draw:points="0,0 16105,0 16105,27 0,27">
          <text:p/>
        </draw:polygon>
        <draw:frame draw:style-name="gr1" draw:text-style-name="P2" draw:layer="layout" svg:width="0.355cm" svg:height="0.416cm" svg:x="2.498cm" svg:y="15.6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16.1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035cm" svg:height="0.416cm" svg:x="2.498cm" svg:y="16.502cm">
          <draw:text-box>
            <text:p text:style-name="P1"><text:span text:style-name="T1">Oceny z pracy dyplomowej: </text:span></text:p>
          </draw:text-box>
        </draw:frame>
        <draw:frame draw:style-name="gr1" draw:text-style-name="P2" draw:layer="layout" svg:width="0.355cm" svg:height="0.416cm" svg:x="7.493cm" svg:y="16.5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17cm" svg:height="0.416cm" svg:x="8.738cm" svg:y="16.502cm">
          <draw:text-box>
            <text:p text:style-name="P1"><text:span text:style-name="T1">..................... </text:span></text:p>
          </draw:text-box>
        </draw:frame>
        <draw:frame draw:style-name="gr1" draw:text-style-name="P2" draw:layer="layout" svg:width="2.936cm" svg:height="0.416cm" svg:x="11.235cm" svg:y="16.502cm">
          <draw:text-box>
            <text:p text:style-name="P1"><text:span text:style-name="T1">kierownik pracy </text:span></text:p>
          </draw:text-box>
        </draw:frame>
        <draw:frame draw:style-name="gr1" draw:text-style-name="P2" draw:layer="layout" svg:width="0.355cm" svg:height="0.416cm" svg:x="2.498cm" svg:y="16.9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17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3.742cm" svg:y="17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4.995cm" svg:y="17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6.24cm" svg:y="17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7.493cm" svg:y="17.3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17cm" svg:height="0.416cm" svg:x="8.738cm" svg:y="17.315cm">
          <draw:text-box>
            <text:p text:style-name="P1"><text:span text:style-name="T1">..................... </text:span></text:p>
          </draw:text-box>
        </draw:frame>
        <draw:frame draw:style-name="gr1" draw:text-style-name="P2" draw:layer="layout" svg:width="2.233cm" svg:height="0.416cm" svg:x="11.235cm" svg:y="17.315cm">
          <draw:text-box>
            <text:p text:style-name="P1"><text:span text:style-name="T1">recenzent 1 </text:span></text:p>
          </draw:text-box>
        </draw:frame>
        <draw:frame draw:style-name="gr1" draw:text-style-name="P2" draw:layer="layout" svg:width="2.517cm" svg:height="0.416cm" svg:x="13.733cm" svg:y="17.315cm">
          <draw:text-box>
            <text:p text:style-name="P1"><text:span text:style-name="T1">..................... </text:span></text:p>
          </draw:text-box>
        </draw:frame>
        <draw:frame draw:style-name="gr1" draw:text-style-name="P2" draw:layer="layout" svg:width="2.233cm" svg:height="0.416cm" svg:x="16.231cm" svg:y="17.315cm">
          <draw:text-box>
            <text:p text:style-name="P1"><text:span text:style-name="T1">recenzent 2 </text:span></text:p>
          </draw:text-box>
        </draw:frame>
        <draw:frame draw:style-name="gr1" draw:text-style-name="P2" draw:layer="layout" svg:width="0.355cm" svg:height="0.416cm" svg:x="2.498cm" svg:y="17.7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83cm" svg:height="0.416cm" svg:x="2.498cm" svg:y="18.127cm">
          <draw:text-box>
            <text:p text:style-name="P1"><text:span text:style-name="T1">Dopuszczam do egzaminu dyplomowego i ustalam następujący skład komisji egzaminacyjnej: </text:span></text:p>
          </draw:text-box>
        </draw:frame>
        <draw:frame draw:style-name="gr1" draw:text-style-name="P2" draw:layer="layout" svg:width="0.355cm" svg:height="0.416cm" svg:x="2.498cm" svg:y="18.5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713cm" svg:height="0.416cm" svg:x="2.498cm" svg:y="18.94cm">
          <draw:text-box>
            <text:p text:style-name="P1"><text:span text:style-name="T1">1. ................................................................................ </text:span></text:p>
          </draw:text-box>
        </draw:frame>
        <draw:frame draw:style-name="gr1" draw:text-style-name="P2" draw:layer="layout" svg:width="3.194cm" svg:height="0.416cm" svg:x="11.235cm" svg:y="18.94cm">
          <draw:text-box>
            <text:p text:style-name="P1"><text:span text:style-name="T1">- przewodniczący </text:span></text:p>
          </draw:text-box>
        </draw:frame>
        <draw:frame draw:style-name="gr1" draw:text-style-name="P2" draw:layer="layout" svg:width="0.355cm" svg:height="0.416cm" svg:x="2.498cm" svg:y="19.3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713cm" svg:height="0.416cm" svg:x="2.498cm" svg:y="19.753cm">
          <draw:text-box>
            <text:p text:style-name="P1"><text:span text:style-name="T1">2. ................................................................................ </text:span></text:p>
          </draw:text-box>
        </draw:frame>
        <draw:frame draw:style-name="gr1" draw:text-style-name="P2" draw:layer="layout" svg:width="3.177cm" svg:height="0.416cm" svg:x="11.235cm" svg:y="19.753cm">
          <draw:text-box>
            <text:p text:style-name="P1"><text:span text:style-name="T1">- kierownik pracy </text:span></text:p>
          </draw:text-box>
        </draw:frame>
        <draw:frame draw:style-name="gr1" draw:text-style-name="P2" draw:layer="layout" svg:width="0.355cm" svg:height="0.416cm" svg:x="2.498cm" svg:y="20.1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713cm" svg:height="0.416cm" svg:x="2.498cm" svg:y="20.566cm">
          <draw:text-box>
            <text:p text:style-name="P1"><text:span text:style-name="T1">3. ................................................................................ </text:span></text:p>
          </draw:text-box>
        </draw:frame>
        <draw:frame draw:style-name="gr1" draw:text-style-name="P2" draw:layer="layout" svg:width="2.136cm" svg:height="0.416cm" svg:x="11.235cm" svg:y="20.566cm">
          <draw:text-box>
            <text:p text:style-name="P1"><text:span text:style-name="T1">- recenzent </text:span></text:p>
          </draw:text-box>
        </draw:frame>
        <draw:frame draw:style-name="gr1" draw:text-style-name="P2" draw:layer="layout" svg:width="0.355cm" svg:height="0.416cm" svg:x="2.498cm" svg:y="20.9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713cm" svg:height="0.416cm" svg:x="2.498cm" svg:y="21.37cm">
          <draw:text-box>
            <text:p text:style-name="P1"><text:span text:style-name="T1">4. ................................................................................ </text:span></text:p>
          </draw:text-box>
        </draw:frame>
        <draw:frame draw:style-name="gr1" draw:text-style-name="P2" draw:layer="layout" svg:width="1.708cm" svg:height="0.416cm" svg:x="11.235cm" svg:y="21.37cm">
          <draw:text-box>
            <text:p text:style-name="P1"><text:span text:style-name="T1">- członek </text:span></text:p>
          </draw:text-box>
        </draw:frame>
        <draw:frame draw:style-name="gr1" draw:text-style-name="P2" draw:layer="layout" svg:width="0.355cm" svg:height="0.416cm" svg:x="2.498cm" svg:y="21.7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713cm" svg:height="0.416cm" svg:x="2.498cm" svg:y="22.183cm">
          <draw:text-box>
            <text:p text:style-name="P1"><text:span text:style-name="T1">5. ................................................................................ </text:span></text:p>
          </draw:text-box>
        </draw:frame>
        <draw:frame draw:style-name="gr1" draw:text-style-name="P2" draw:layer="layout" svg:width="1.708cm" svg:height="0.416cm" svg:x="11.235cm" svg:y="22.183cm">
          <draw:text-box>
            <text:p text:style-name="P1"><text:span text:style-name="T1">- członek </text:span></text:p>
          </draw:text-box>
        </draw:frame>
        <draw:frame draw:style-name="gr1" draw:text-style-name="P2" draw:layer="layout" svg:width="0.355cm" svg:height="0.416cm" svg:x="2.498cm" svg:y="22.5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713cm" svg:height="0.416cm" svg:x="2.498cm" svg:y="22.996cm">
          <draw:text-box>
            <text:p text:style-name="P1"><text:span text:style-name="T1">6. ................................................................................ </text:span></text:p>
          </draw:text-box>
        </draw:frame>
        <draw:frame draw:style-name="gr1" draw:text-style-name="P2" draw:layer="layout" svg:width="1.708cm" svg:height="0.416cm" svg:x="11.235cm" svg:y="22.996cm">
          <draw:text-box>
            <text:p text:style-name="P1"><text:span text:style-name="T1">- członek </text:span></text:p>
          </draw:text-box>
        </draw:frame>
        <draw:frame draw:style-name="gr1" draw:text-style-name="P2" draw:layer="layout" svg:width="0.355cm" svg:height="0.416cm" svg:x="2.498cm" svg:y="23.4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29cm" svg:height="0.416cm" svg:x="2.498cm" svg:y="24.02cm">
          <draw:text-box>
            <text:p text:style-name="P1"><text:span text:style-name="T1">Termin egzaminu: ...................................................... </text:span></text:p>
          </draw:text-box>
        </draw:frame>
        <draw:frame draw:style-name="gr1" draw:text-style-name="P2" draw:layer="layout" svg:width="0.355cm" svg:height="0.416cm" svg:x="2.498cm" svg:y="24.4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24.8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17cm" svg:height="0.416cm" svg:x="9.991cm" svg:y="25.239cm">
          <draw:text-box>
            <text:p text:style-name="P1"><text:span text:style-name="T1">................................... </text:span></text:p>
          </draw:text-box>
        </draw:frame>
        <draw:frame draw:style-name="gr1" draw:text-style-name="P2" draw:layer="layout" svg:width="5.603cm" svg:height="0.416cm" svg:x="13.733cm" svg:y="25.239cm">
          <draw:text-box>
            <text:p text:style-name="P1"><text:span text:style-name="T1">................................................ </text:span></text:p>
          </draw:text-box>
        </draw:frame>
        <draw:frame draw:style-name="gr3" draw:text-style-name="P6" draw:layer="layout" svg:width="0.278cm" svg:height="0.327cm" svg:x="2.498cm" svg:y="25.649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3.742cm" svg:y="25.649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4.995cm" svg:y="25.649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6.24cm" svg:y="25.649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7.493cm" svg:y="25.649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8.738cm" svg:y="25.649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9.991cm" svg:y="25.649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692cm" svg:height="0.327cm" svg:x="11.235cm" svg:y="25.649cm">
          <draw:text-box>
            <text:p text:style-name="P1"><text:span text:style-name="T5">dnia </text:span></text:p>
          </draw:text-box>
        </draw:frame>
        <draw:frame draw:style-name="gr3" draw:text-style-name="P6" draw:layer="layout" svg:width="0.278cm" svg:height="0.327cm" svg:x="12.488cm" svg:y="25.649cm">
          <draw:text-box>
            <text:p text:style-name="P1"><text:span text:style-name="T5"><text:s/></text:span></text:p>
          </draw:text-box>
        </draw:frame>
        <draw:frame draw:style-name="gr3" draw:text-style-name="P6" draw:layer="layout" svg:width="4.506cm" svg:height="0.327cm" svg:x="13.733cm" svg:y="25.649cm">
          <draw:text-box>
            <text:p text:style-name="P1"><text:span text:style-name="T5"><text:s text:c="8"/></text:span><text:span text:style-name="T5">podpis dyrektora instytutu </text:span></text:p>
          </draw:text-box>
        </draw:frame>
        <draw:frame draw:style-name="gr1" draw:text-style-name="P2" draw:layer="layout" svg:width="0.355cm" svg:height="0.416cm" svg:x="2.498cm" svg:y="25.9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26.3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26.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27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2.498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3.742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4.995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6.24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7.493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8.738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9.991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11.235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5cm" svg:height="0.416cm" svg:x="12.488cm" svg:y="27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603cm" svg:height="0.416cm" svg:x="13.733cm" svg:y="27.593cm">
          <draw:text-box>
            <text:p text:style-name="P1"><text:span text:style-name="T1">................................................ </text:span></text:p>
          </draw:text-box>
        </draw:frame>
        <draw:frame draw:style-name="gr3" draw:text-style-name="P6" draw:layer="layout" svg:width="0.278cm" svg:height="0.327cm" svg:x="2.498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3.742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4.995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6.24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7.493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8.738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9.991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11.235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12.488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278cm" svg:height="0.327cm" svg:x="13.733cm" svg:y="27.994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2.356cm" svg:height="0.327cm" svg:x="14.986cm" svg:y="27.994cm">
          <draw:text-box>
            <text:p text:style-name="P1"><text:span text:style-name="T5">podpis dziekana </text:span></text:p>
          </draw:text-box>
        </draw:frame>
        <draw:frame draw:style-name="gr3" draw:text-style-name="P6" draw:layer="layout" svg:width="0.278cm" svg:height="0.327cm" svg:x="2.498cm" svg:y="28.333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8">
        <draw:frame draw:style-name="gr4" draw:text-style-name="P7" draw:layer="layout" svg:width="0.778cm" svg:height="0.907cm" svg:x="2.498cm" svg:y="1.495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IdentityH" svg:font-family="ArialMTIdentityH"/>
    <style:font-face style:name="TimesNewRomanPSMTIdentityH" svg:font-family="TimesNewRomanPSMTIdentity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9T09:57:05.353171479</dc:date>
    <meta:editing-duration>PT3M54S</meta:editing-duration>
    <meta:editing-cycles>1</meta:editing-cycles>
    <meta:document-statistic meta:object-count="172"/>
    <meta:generator>LibreOffice/6.0.3.2$Linux_X86_64 LibreOffice_project/00m0$Build-2</meta:generator>
  </office:meta>
</office:document-meta>
</file>